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61"/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evenly spread</text:p>
          </table:table-cell>
          <table:table-cell table:number-columns-repeated="4"/>
          <table:table-cell office:value-type="string" calcext:value-type="string">
            <text:p>C =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played</text:p>
          </table:table-cell>
          <table:table-cell office:value-type="string" calcext:value-type="string">
            <text:p>win chance</text:p>
          </table:table-cell>
          <table:table-cell office:value-type="string" calcext:value-type="string">
            <text:p>corner <text:s/>move</text:p>
          </table:table-cell>
          <table:table-cell/>
          <table:table-cell office:value-type="string" calcext:value-type="string">
            <text:p>wins </text:p>
          </table:table-cell>
          <table:table-cell office:value-type="string" calcext:value-type="string">
            <text:p>played</text:p>
          </table:table-cell>
          <table:table-cell office:value-type="string" calcext:value-type="string">
            <text:p>win chance</text:p>
          </table:table-cell>
          <table:table-cell table:style-name="ce2" office:value-type="string" calcext:value-type="string">
            <text:p>corner <text:s/>move</text:p>
          </table:table-cell>
        </table:table-row>
        <table:table-row table:style-name="ro1">
          <table:table-cell office:value-type="string" calcext:value-type="string">
            <text:p>0-0</text:p>
          </table:table-cell>
          <table:table-cell office:value-type="float" office:value="8568631" calcext:value-type="float">
            <text:p>8568631</text:p>
          </table:table-cell>
          <table:table-cell office:value-type="float" office:value="12828347" calcext:value-type="float">
            <text:p>12828347</text:p>
          </table:table-cell>
          <table:table-cell table:formula="of:=[.B3]/[.C3]" office:value-type="float" office:value="0.667945059484281" calcext:value-type="float">
            <text:p>0.6679450595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10709612" calcext:value-type="float">
            <text:p>110709612</text:p>
          </table:table-cell>
          <table:table-cell office:value-type="float" office:value="110716086" calcext:value-type="float">
            <text:p>110716086</text:p>
          </table:table-cell>
          <table:table-cell table:formula="of:=[.G3]/[.H3]" office:value-type="float" office:value="0.999941526112113" calcext:value-type="float">
            <text:p>0.9999415261</text:p>
          </table:table-cell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-0</text:p>
          </table:table-cell>
          <table:table-cell office:value-type="float" office:value="2623575" calcext:value-type="float">
            <text:p>2623575</text:p>
          </table:table-cell>
          <table:table-cell office:value-type="float" office:value="12828347" calcext:value-type="float">
            <text:p>12828347</text:p>
          </table:table-cell>
          <table:table-cell table:formula="of:=[.B4]/[.C4]" office:value-type="float" office:value="0.204513878522307" calcext:value-type="float">
            <text:p>0.2045138785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G4]/[.H4]" office:value-type="float" office:value="0" calcext:value-type="float">
            <text:p>0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-0</text:p>
          </table:table-cell>
          <table:table-cell office:value-type="float" office:value="6334345" calcext:value-type="float">
            <text:p>6334345</text:p>
          </table:table-cell>
          <table:table-cell office:value-type="float" office:value="12828347" calcext:value-type="float">
            <text:p>12828347</text:p>
          </table:table-cell>
          <table:table-cell table:formula="of:=[.B5]/[.C5]" office:value-type="float" office:value="0.493777179553999" calcext:value-type="float">
            <text:p>0.4937771796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G5]/[.H5]" office:value-type="float" office:value="0" calcext:value-type="float">
            <text:p>0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6-0</text:p>
          </table:table-cell>
          <table:table-cell office:value-type="float" office:value="3761970" calcext:value-type="float">
            <text:p>3761970</text:p>
          </table:table-cell>
          <table:table-cell office:value-type="float" office:value="12828347" calcext:value-type="float">
            <text:p>12828347</text:p>
          </table:table-cell>
          <table:table-cell table:formula="of:=[.B6]/[.C6]" office:value-type="float" office:value="0.29325446216882" calcext:value-type="float">
            <text:p>0.2932544622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G6]/[.H6]" office:value-type="float" office:value="0.5625" calcext:value-type="float">
            <text:p>0.5625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6-1</text:p>
          </table:table-cell>
          <table:table-cell office:value-type="float" office:value="5366603" calcext:value-type="float">
            <text:p>5366603</text:p>
          </table:table-cell>
          <table:table-cell office:value-type="float" office:value="12828346" calcext:value-type="float">
            <text:p>12828346</text:p>
          </table:table-cell>
          <table:table-cell table:formula="of:=[.B7]/[.C7]" office:value-type="float" office:value="0.418339433626128" calcext:value-type="float">
            <text:p>0.4183394336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G7]/[.H7]" office:value-type="float" office:value="0" calcext:value-type="float">
            <text:p>0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6-5</text:p>
          </table:table-cell>
          <table:table-cell office:value-type="float" office:value="6325178" calcext:value-type="float">
            <text:p>6325178</text:p>
          </table:table-cell>
          <table:table-cell office:value-type="float" office:value="12828349" calcext:value-type="float">
            <text:p>12828349</text:p>
          </table:table-cell>
          <table:table-cell table:formula="of:=[.B8]/[.C8]" office:value-type="float" office:value="0.493062513344469" calcext:value-type="float">
            <text:p>0.4930625133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G8]/[.H8]" office:value-type="float" office:value="0.555555555555556" calcext:value-type="float">
            <text:p>0.5555555556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6-6</text:p>
          </table:table-cell>
          <table:table-cell office:value-type="float" office:value="4333148" calcext:value-type="float">
            <text:p>4333148</text:p>
          </table:table-cell>
          <table:table-cell office:value-type="float" office:value="12828348" calcext:value-type="float">
            <text:p>12828348</text:p>
          </table:table-cell>
          <table:table-cell table:formula="of:=[.B9]/[.C9]" office:value-type="float" office:value="0.337779112322179" calcext:value-type="float">
            <text:p>0.3377791123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formula="of:=[.G9]/[.H9]" office:value-type="float" office:value="0.619047619047619" calcext:value-type="float">
            <text:p>0.619047619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office:value-type="float" office:value="4361016" calcext:value-type="float">
            <text:p>4361016</text:p>
          </table:table-cell>
          <table:table-cell office:value-type="float" office:value="12828347" calcext:value-type="float">
            <text:p>12828347</text:p>
          </table:table-cell>
          <table:table-cell table:formula="of:=[.B10]/[.C10]" office:value-type="float" office:value="0.33995151518742" calcext:value-type="float">
            <text:p>0.3399515152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formula="of:=[.G10]/[.H10]" office:value-type="float" office:value="0.619047619047619" calcext:value-type="float">
            <text:p>0.619047619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win chance</text:p>
          </table:table-cell>
          <table:table-cell table:style-name="Default" office:value-type="string" calcext:value-type="string">
            <text:p>corner mo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- 0</text:p>
          </table:table-cell>
          <table:table-cell office:value-type="float" office:value="5418430" calcext:value-type="float">
            <text:p>5418430</text:p>
          </table:table-cell>
          <table:table-cell office:value-type="float" office:value="5423455" calcext:value-type="float">
            <text:p>5423455</text:p>
          </table:table-cell>
          <table:table-cell office:value-type="float" office:value="0.999073468849654" calcext:value-type="float">
            <text:p>0.9990734688</text:p>
          </table:table-cell>
          <table:table-cell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- 4</text:p>
          </table:table-cell>
          <table:table-cell office:value-type="float" office:value="3685073" calcext:value-type="float">
            <text:p>3685073</text:p>
          </table:table-cell>
          <table:table-cell office:value-type="float" office:value="5423456" calcext:value-type="float">
            <text:p>5423456</text:p>
          </table:table-cell>
          <table:table-cell office:value-type="float" office:value="0.679469511691438" calcext:value-type="float">
            <text:p>0.679469511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- 2</text:p>
          </table:table-cell>
          <table:table-cell office:value-type="float" office:value="3532668" calcext:value-type="float">
            <text:p>3532668</text:p>
          </table:table-cell>
          <table:table-cell office:value-type="float" office:value="5423454" calcext:value-type="float">
            <text:p>5423454</text:p>
          </table:table-cell>
          <table:table-cell office:value-type="float" office:value="0.651368666536123" calcext:value-type="float">
            <text:p>0.651368666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- 7</text:p>
          </table:table-cell>
          <table:table-cell office:value-type="float" office:value="3440689" calcext:value-type="float">
            <text:p>3440689</text:p>
          </table:table-cell>
          <table:table-cell office:value-type="float" office:value="5423455" calcext:value-type="float">
            <text:p>5423455</text:p>
          </table:table-cell>
          <table:table-cell office:value-type="float" office:value="0.634409062119995" calcext:value-type="float">
            <text:p>0.634409062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- 3</text:p>
          </table:table-cell>
          <table:table-cell office:value-type="float" office:value="8378" calcext:value-type="float">
            <text:p>8378</text:p>
          </table:table-cell>
          <table:table-cell office:value-type="float" office:value="5423454" calcext:value-type="float">
            <text:p>5423454</text:p>
          </table:table-cell>
          <table:table-cell office:value-type="float" office:value="0.00154477202166737" calcext:value-type="float">
            <text:p>0.00154477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- 6</text:p>
          </table:table-cell>
          <table:table-cell office:value-type="float" office:value="1509" calcext:value-type="float">
            <text:p>1509</text:p>
          </table:table-cell>
          <table:table-cell office:value-type="float" office:value="5423455" calcext:value-type="float">
            <text:p>5423455</text:p>
          </table:table-cell>
          <table:table-cell table:style-name="ce1" office:value-type="float" office:value="0.000278235921566603" calcext:value-type="float">
            <text:p>2.78E-0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- 0</text:p>
          </table:table-cell>
          <table:table-cell office:value-type="float" office:value="895" calcext:value-type="float">
            <text:p>895</text:p>
          </table:table-cell>
          <table:table-cell office:value-type="float" office:value="5423455" calcext:value-type="float">
            <text:p>5423455</text:p>
          </table:table-cell>
          <table:table-cell table:style-name="ce1" office:value-type="float" office:value="0.000165023956131285" calcext:value-type="float">
            <text:p>1.65E-0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- 1</text:p>
          </table:table-cell>
          <table:table-cell office:value-type="float" office:value="694" calcext:value-type="float">
            <text:p>694</text:p>
          </table:table-cell>
          <table:table-cell office:value-type="float" office:value="5423457" calcext:value-type="float">
            <text:p>5423457</text:p>
          </table:table-cell>
          <table:table-cell table:style-name="ce1" office:value-type="float" office:value="0.000127962662928829" calcext:value-type="float">
            <text:p>1.28E-0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- 5</text:p>
          </table:table-cell>
          <table:table-cell office:value-type="float" office:value="389" calcext:value-type="float">
            <text:p>389</text:p>
          </table:table-cell>
          <table:table-cell office:value-type="float" office:value="5423457" calcext:value-type="float">
            <text:p>5423457</text:p>
          </table:table-cell>
          <table:table-cell table:style-name="ce1" office:value-type="float" office:value="0.0000717254695667357" calcext:value-type="float">
            <text:p>7.17E-0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9:14:16.322055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4:13:12.577530049</meta:creation-date>
    <meta:generator>LibreOffice/5.1.6.2$Linux_X86_64 LibreOffice_project/10m0$Build-2</meta:generator>
    <dc:date>2017-04-26T19:16:40.861896440</dc:date>
    <meta:editing-duration>PT7H18M51S</meta:editing-duration>
    <meta:editing-cycles>3</meta:editing-cycles>
    <meta:document-statistic meta:table-count="1" meta:cell-count="133" meta:object-count="0"/>
  </office:meta>
</office:document-meta>
</file>